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3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3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3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3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3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3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left="36.00pt" fo:text-indent="0.00p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36.00pt" fo:text-indent="0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36.00pt" fo:text-indent="0.00pt"/>
    </style:style>
    <style:style style:name="P8" style:family="paragraph">
      <style:paragraph-properties fo:line-height="115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 fo:margin-left="36.00pt" fo:text-indent="0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left="36.00pt" fo:text-indent="0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 fo:margin-left="36.00pt" fo:text-indent="0.00pt"/>
    </style:style>
    <style:style style:name="P17" style:family="paragraph">
      <style:paragraph-properties fo:line-height="115.00%" fo:text-align="left"/>
    </style:style>
  </office:automatic-styles>
  <office:body>
    <office:text>
      <text:p text:style-name="P1"><text:span text:style-name="T1"><text:s text:c="2"/><text:tab/><text:tab/><text:tab/><text:tab/></text:span><draw:frame text:anchor-type="as-char" svg:width="71.12mm" svg:height="21.34mm" style:rel-width="scale" style:rel-height="scale"><draw:object-ole xlink:href="OleObj1"/><draw:image xlink:href="ObjectReplacements/OleObj1"/></draw:frame><text:span text:style-name="T1"><text:tab/>Name:ARVIND </text:span></text:p>
      <text:p text:style-name="P1"><text:span text:style-name="T1"><text:s/></text:span></text:p>
      <text:list text:style-name="L2">
        <text:list-item>
          <text:p text:style-name="P2"><text:span text:style-name="T2">If You give margin to inline element it will apply to _____________</text:span></text:p>
        </text:list-item>
        <text:list-item>
          <text:p text:style-name="P3"><text:span text:style-name="T2">Top and bottom<text:s text:c="2"/>b) Left and Right c) All sides D) No sides</text:span><text:span text:style-name="T3"/></text:p>
        </text:list-item>
      </text:list>
      <text:p text:style-name="P4"><text:span text:style-name="T3"/></text:p>
      <text:p text:style-name="P4"><text:span text:style-name="T4">ANSWER :<text:s/></text:span><text:span text:style-name="T5">B</text:span><text:span text:style-name="T6"/></text:p>
      <text:p text:style-name="P4"><text:span text:style-name="T7"><text:s text:c="3"/></text:span></text:p>
      <text:p text:style-name="P4"><text:span text:style-name="T7"><text:s text:c="6"/>2)<text:s/></text:span><text:span text:style-name="T8">Which of the following function of String object executes the search for a match between<text:s text:c="29"/>a regular expression and a specified string? </text:span></text:p>
      <text:p text:style-name="P5"><text:span text:style-name="T8">a. Concat<text:s text:c="14"/>b. Match<text:s text:c="16"/>c. replace<text:s text:c="8"/>d. Search</text:span><text:span text:style-name="T9"/></text:p>
      <text:p text:style-name="P6"><text:span text:style-name="T9"/></text:p>
      <text:p text:style-name="P6"><text:span text:style-name="T9"><text:s text:c="5"/>ANSWER : D</text:span></text:p>
      <text:p text:style-name="P6"><text:span text:style-name="T9"/></text:p>
      <text:p text:style-name="P6"><text:span text:style-name="T9"><text:s text:c="6"/>3) What is the output of following code </text:span></text:p>
      <text:p text:style-name="P6"><text:span text:style-name="T9"/></text:p>
      <text:p text:style-name="P7"><text:span text:style-name="T9"><text:s text:c="2"/>let arr1 = [23,45,56,7,8]</text:span></text:p>
      <text:p text:style-name="P7"><text:span text:style-name="T9"><text:s text:c="2"/>let arr2 = [34,56,78,89]</text:span></text:p>
      <text:p text:style-name="P7"><text:span text:style-name="T9"><text:s text:c="2"/></text:span></text:p>
      <text:p text:style-name="P7"><text:span text:style-name="T9"><text:s text:c="3"/>if(arr1===arr2){</text:span></text:p>
      <text:p text:style-name="P7"><text:span text:style-name="T9"><text:s text:c="3"/>console.log(‘true’);</text:span></text:p>
      <text:p text:style-name="P7"><text:span text:style-name="T9"><text:s text:c="4"/>}</text:span></text:p>
      <text:p text:style-name="P7"><text:span text:style-name="T9"><text:s text:c="3"/>else{</text:span></text:p>
      <text:p text:style-name="P7"><text:span text:style-name="T9"><text:s text:c="4"/>console.log(‘false’);</text:span></text:p>
      <text:p text:style-name="P7"><text:span text:style-name="T9"><text:s text:c="3"/>}</text:span></text:p>
      <text:p text:style-name="P7"><text:span text:style-name="T9"><text:s text:c="2"/></text:span></text:p>
      <text:p text:style-name="P8"><text:span text:style-name="T9"><text:s text:c="3"/></text:span></text:p>
      <text:p text:style-name="P8"><text:span text:style-name="T9">ANSWER : FALSE</text:span></text:p>
      <text:p text:style-name="P8"><text:span text:style-name="T9"/></text:p>
      <text:p text:style-name="P8"><text:span text:style-name="T9"><text:s text:c="3"/>4) Which of the following is true about visibility: hidden</text:span></text:p>
      <text:list text:style-name="L9">
        <text:list-item>
          <text:p text:style-name="P9"><text:span text:style-name="T9">It occupies space</text:span><text:span text:style-name="T10"/></text:p>
        </text:list-item>
        <text:list-item>
          <text:p text:style-name="P9"><text:span text:style-name="T11"><text:s/>It is removed from the layout flow<text:s/></text:span><text:span text:style-name="T12"/></text:p>
        </text:list-item>
        <text:list-item>
          <text:p text:style-name="P9"><text:span text:style-name="T13"><text:s/>It can still be clicked on<text:s/></text:span><text:span text:style-name="T14"/></text:p>
        </text:list-item>
        <text:list-item>
          <text:p text:style-name="P9"><text:span text:style-name="T15">It is the same as opacity : 0<text:s/></text:span><text:span text:style-name="T16"/></text:p>
        </text:list-item>
      </text:list>
      <text:p text:style-name="P10"><text:span text:style-name="T17"/></text:p>
      <text:p text:style-name="P10"><text:span text:style-name="T17">ANSWER : it is the same as opacity :0</text:span></text:p>
      <text:p text:style-name="P11"><text:span text:style-name="T17"/></text:p>
      <text:p text:style-name="P11"><text:span text:style-name="T17"><text:s text:c="4"/></text:span><text:span text:style-name="T18">5)</text:span><text:span text:style-name="T19"><text:s/>Write a JavaScript program which will take OS name and version of OS from the<text:s text:c="4"/>user , separated by space<text:s text:c="2"/>then log OS name and version of the OS in the console</text:span></text:p>
      <text:p text:style-name="P11"><text:span text:style-name="T19">Note: Input has to take from user by using input field box</text:span></text:p>
      <text:p text:style-name="P11"><text:span text:style-name="T19"/></text:p>
      <text:p text:style-name="P11"><text:span text:style-name="T19">I/O</text:span></text:p>
      <text:p text:style-name="P11"><text:span text:style-name="T19">Input : “Android 9”</text:span></text:p>
      <text:p text:style-name="P11"><text:span text:style-name="T19">Output : The OS name is Android and Version is 9</text:span></text:p>
      <text:p text:style-name="P11"><text:span text:style-name="T19"/></text:p>
      <text:p text:style-name="P11"><text:span text:style-name="T19"/></text:p>
      <text:p text:style-name="P11"><text:span text:style-name="T20">6)<text:s/></text:span><text:span text:style-name="T21"><text:tab/>Write a JavaScript Program that loop from 0 to 15 and outputting “fizz” at multiples of 5 , “buzz” at multiples of 3 and “Fizz Buzz” at multiple of 3 and 5 remaining all are outputting numbers</text:span></text:p>
      <text:p text:style-name="P11"><text:span text:style-name="T21">Output:</text:span></text:p>
      <text:p text:style-name="P11"><text:span text:style-name="T21">1</text:span></text:p>
      <text:p text:style-name="P11"><text:span text:style-name="T21">2</text:span></text:p>
      <text:p text:style-name="P11"><text:span text:style-name="T21">Buzz</text:span></text:p>
      <text:p text:style-name="P11"><text:span text:style-name="T21">4</text:span></text:p>
      <text:p text:style-name="P11"><text:span text:style-name="T21">Fizz</text:span></text:p>
      <text:p text:style-name="P11"><text:span text:style-name="T21">Buzz</text:span></text:p>
      <text:p text:style-name="P11"><text:span text:style-name="T21">7</text:span></text:p>
      <text:p text:style-name="P11"><text:span text:style-name="T21">8</text:span></text:p>
      <text:p text:style-name="P11"><text:span text:style-name="T21">Buzz</text:span></text:p>
      <text:p text:style-name="P11"><text:span text:style-name="T21">10</text:span></text:p>
      <text:p text:style-name="P11"><text:span text:style-name="T21">11</text:span></text:p>
      <text:p text:style-name="P11"><text:span text:style-name="T21">Buzz</text:span></text:p>
      <text:p text:style-name="P11"><text:span text:style-name="T21">13</text:span></text:p>
      <text:p text:style-name="P11"><text:span text:style-name="T21">14 </text:span></text:p>
      <text:p text:style-name="P11"><text:span text:style-name="T21">Fizz BuZZ</text:span></text:p>
      <text:p text:style-name="P11"><text:span text:style-name="T21"/></text:p>
      <text:p text:style-name="P11"><text:span text:style-name="T22">7)<text:s/></text:span><text:span text:style-name="T23"><text:s/>How you pass data from one component to Another component in React Js</text:span></text:p>
      <text:p text:style-name="P11"><text:span text:style-name="T23"/></text:p>
      <text:p text:style-name="P11"><text:span text:style-name="T23">ANSWER :<text:s text:c="2"/>by using<text:s text:c="2"/>(props)</text:span></text:p>
      <text:p text:style-name="P11"><text:span text:style-name="T23"/></text:p>
      <text:p text:style-name="P11"><text:span text:style-name="T24">8)<text:s text:c="2"/></text:span><text:span text:style-name="T25"/></text:p>
      <text:p text:style-name="P11"><text:span text:style-name="T26">HTML</text:span></text:p>
      <text:p text:style-name="P11"><text:span text:style-name="T26"/></text:p>
      <text:p text:style-name="P11"><text:span text:style-name="T27">&lt;div class=”container”&gt;</text:span></text:p>
      <text:p text:style-name="P11"><text:span text:style-name="T27">Some Text</text:span></text:p>
      <text:p text:style-name="P11"><text:span text:style-name="T28">&lt;/div&gt;</text:span></text:p>
      <text:p text:style-name="P11"><text:span text:style-name="T28"/></text:p>
      <text:p text:style-name="P11"><text:span text:style-name="T29">Css</text:span></text:p>
      <text:p text:style-name="P11"><text:span text:style-name="T30">.container{</text:span></text:p>
      <text:p text:style-name="P11"><text:span text:style-name="T30">font-size : 15px;</text:span></text:p>
      <text:p text:style-name="P11"><text:span text:style-name="T30">background-color : blue;</text:span></text:p>
      <text:p text:style-name="P11"><text:span text:style-name="T30">Color : white;</text:span></text:p>
      <text:p text:style-name="P11"><text:span text:style-name="T30">padding : 5em;</text:span></text:p>
      <text:p text:style-name="P11"><text:span text:style-name="T30">}</text:span></text:p>
      <text:p text:style-name="P11"><text:span text:style-name="T30">How many pixels of padding the above layout will take</text:span></text:p>
      <text:p text:style-name="P11"><text:span text:style-name="T30"/></text:p>
      <text:p text:style-name="P11"><text:span text:style-name="T30">ANSWER : 5PX</text:span></text:p>
      <text:p text:style-name="P11"><text:span text:style-name="T30"/></text:p>
      <text:p text:style-name="P11"><text:span text:style-name="T30">9) Create a Dynamic Table using JavaScript<text:s text:c="3"/>(using Array of Object)</text:span></text:p>
      <text:p text:style-name="P11"><text:span text:style-name="T30">Id<text:tab/>Name<text:s text:c="6"/><text:tab/>Emailid<text:tab/><text:s text:c="20"/>Address</text:span></text:p>
      <text:p text:style-name="P11"><text:span text:style-name="T30">1<text:tab/>Ramesh<text:tab/>ramesh@gmail.com<text:tab/>Bangalore</text:span></text:p>
      <text:p text:style-name="P11"><text:span text:style-name="T30">2<text:tab/>Rajesh<text:tab/>rajesh@gmail.com<text:tab/><text:s text:c="10"/>Hyderabad</text:span></text:p>
      <text:p text:style-name="P11"><text:span text:style-name="T30">3<text:tab/>Rakesh<text:tab/>rakesh@gmail.com<text:tab/><text:s text:c="10"/>Chennai</text:span></text:p>
      <text:p text:style-name="P11"><text:span text:style-name="T30"/></text:p>
      <text:p text:style-name="P11"><text:span text:style-name="T30"/></text:p>
      <text:p text:style-name="P11"><text:span text:style-name="T30"/></text:p>
      <text:p text:style-name="P11"><text:span text:style-name="T30">10) What is a Promise In JavaScript? Explain different stages of a promise in </text:span></text:p>
      <text:p text:style-name="P11"><text:span text:style-name="T30">JavaScript</text:span></text:p>
      <text:p text:style-name="P11"><text:span text:style-name="T30"/></text:p>
      <text:p text:style-name="P11"><text:span text:style-name="T30"><text:s text:c="42"/>ANSWER</text:span></text:p>
      <text:p text:style-name="P11"><text:span text:style-name="T30">promise is an object that may produce a single value some time in the future: either a resolved value, or a reason that it’s not resolved (e.g., a network error occurred). A promise may be in one ,</text:span></text:p>
      <text:p text:style-name="P11"><text:span text:style-name="T31">3 npossible states:<text:s text:c="2"/></text:span></text:p>
      <text:p text:style-name="P12"><text:span text:style-name="T31"><text:s text:c="28"/>* fulfilled,</text:span></text:p>
      <text:p text:style-name="P12"><text:span text:style-name="T31"><text:s text:c="29"/>*rejected, </text:span></text:p>
      <text:p text:style-name="P12"><text:span text:style-name="T31"><text:s text:c="29"/>*pending. 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>11) What is a call back function in JavaScript?</text:span></text:p>
      <text:p text:style-name="P13"><text:span text:style-name="T32"/></text:p>
      <text:p text:style-name="P13"><text:span text:style-name="T32">ANSWER :<text:s/></text:span><text:span text:style-name="T33">callback function is a function passed as an argument to another<text:s text:c="2"/>function;</text:span><text:span text:style-name="T34"/></text:p>
      <text:p text:style-name="P13"><text:span text:style-name="T34"/></text:p>
      <text:p text:style-name="P13"><text:span text:style-name="T34">12) In JavaScript Promises Concept when we use<text:s/></text:span><text:span text:style-name="T35">then</text:span><text:span text:style-name="T36"><text:s/>method and when we use<text:s/></text:span><text:span text:style-name="T37">catch</text:span><text:span text:style-name="T38"><text:s/>method?</text:span></text:p>
      <text:p text:style-name="P13"><text:span text:style-name="T38"/></text:p>
      <text:p text:style-name="P13"><text:span text:style-name="T38"/></text:p>
      <text:p text:style-name="P13"><text:span text:style-name="T38">13)<text:s/></text:span><text:span text:style-name="T39">What is status code 300 referred to?</text:span></text:p>
      <text:p text:style-name="P13"><text:span text:style-name="T39">ANSWER : REDIRECTION</text:span></text:p>
      <text:p text:style-name="P13"><text:span text:style-name="T39"/></text:p>
      <text:p text:style-name="P13"><text:span text:style-name="T39"/></text:p>
      <text:p text:style-name="P13"><text:span text:style-name="T39">14)<text:s/></text:span><text:span text:style-name="T40">Which of the following is correct about jQuery selector? </text:span></text:p>
      <text:p text:style-name="P14"><text:span text:style-name="T40">a. A jQuery Selector is a function which makes use of expressions to find out matching elements from a DOM based on the given criteria. </text:span></text:p>
      <text:p text:style-name="P14"><text:span text:style-name="T40">b. jQuery selectors are used to select one or more HTML elements using jQuery. </text:span></text:p>
      <text:p text:style-name="P14"><text:span text:style-name="T40">c. jQuery selectors start with the dollar sign and parentheses - $() </text:span></text:p>
      <text:p text:style-name="P14"><text:span text:style-name="T40">d. All of the above.</text:span></text:p>
      <text:p text:style-name="P14"><text:span text:style-name="T40"/></text:p>
      <text:p text:style-name="P14"><text:span text:style-name="T40">ANSWER:D</text:span></text:p>
      <text:p text:style-name="P14"><text:span text:style-name="T40"/></text:p>
      <text:p text:style-name="P15"><text:span text:style-name="T40"/></text:p>
      <text:p text:style-name="P15"><text:span text:style-name="T40">15) Which of the following jQuery method gets attributes of an element?</text:span></text:p>
      <text:p text:style-name="P15"><text:span text:style-name="T40"/></text:p>
      <text:p text:style-name="P15"><text:span text:style-name="T40">a. Attr<text:s text:c="24"/>b. getAttr<text:s text:c="17"/>c. getAttributes<text:s text:c="10"/>d. None of the above. </text:span></text:p>
      <text:p text:style-name="P15"><text:span text:style-name="T40"/></text:p>
      <text:p text:style-name="P15"><text:span text:style-name="T40"><text:s/>ANSWER :C</text:span></text:p>
      <text:p text:style-name="P16"><text:span text:style-name="T40"/></text:p>
      <text:p text:style-name="P17"><text:span text:style-name="T40">_______________________________________________________________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